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358cm" svg:y="2.995cm">
            <draw:object draw:notify-on-update-of-ranges="Sheet1.A1:Sheet1.A1 Sheet1.A2:Sheet1.A21 Sheet1.B1:Sheet1.B1 Sheet1.B2:Sheet1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ownloads</text:p>
          </table:table-cell>
          <table:table-cell table:style-name="ce3" office:value-type="string" calcext:value-type="string">
            <text:p>IP Access Period(s)</text:p>
          </table:table-cell>
          <table:table-cell table:style-name="ce3" office:value-type="string" calcext:value-type="string">
            <text:p>IP Unique Downloads</text:p>
          </table:table-cell>
        </table:table-row>
        <table:table-row table:style-name="ro1">
          <table:table-cell office:value-type="string" calcext:value-type="string">
            <text:p>2014-07-27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07-28</text:p>
          </table:table-cell>
          <table:table-cell office:value-type="float" office:value="115" calcext:value-type="float">
            <text:p>115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7-29</text:p>
          </table:table-cell>
          <table:table-cell office:value-type="float" office:value="252" calcext:value-type="float">
            <text:p>252</text:p>
          </table:table-cell>
          <table:table-cell office:value-type="float" office:value="22160" calcext:value-type="float">
            <text:p>22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4-08-02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4-08-03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08-0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08-0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8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1</text:p>
          </table:table-cell>
          <table:table-cell office:value-type="float" office:value="19" calcext:value-type="float">
            <text:p>19</text:p>
          </table:table-cell>
          <table:table-cell office:value-type="float" office:value="5486" calcext:value-type="float">
            <text:p>5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2</text:p>
          </table:table-cell>
          <table:table-cell office:value-type="float" office:value="1353" calcext:value-type="float">
            <text:p>135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4-08-13</text:p>
          </table:table-cell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08-1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08-1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4-08-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19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4-08-2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2T14:31:14.240949894</dc:date>
    <dc:creator>Sirvan Almasi</dc:creator>
    <meta:document-statistic meta:table-count="1" meta:cell-count="84" meta:object-count="1"/>
    <meta:generator>LibreOffice/4.2.4.2$Linux_X86_64 LibreOffice_project/42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02cm" svg:y="0.316cm" chart:style-name="ch2">
          <text:p>Boots Optician Video Downloads</text:p>
        </chart:title>
        <chart:legend chart:legend-position="end" svg:x="12.989cm" svg:y="4.201cm" style:legend-expansion="high" chart:style-name="ch3"/>
        <chart:plot-area chart:style-name="ch4" table:cell-range-address="Sheet1.A1:Sheet1.B21" chart:data-source-has-labels="both" svg:x="1.331cm" svg:y="1.661cm" svg:width="11.018cm" svg:height="6.178cm">
          <chartooo:coordinate-region svg:x="2.67cm" svg:y="1.86cm" svg:width="9.679cm" svg:height="4.251cm"/>
          <chart:axis chart:dimension="x" chart:name="primary-x" chart:style-name="ch5" chartooo:axis-type="auto">
            <chartooo:date-scale/>
            <chart:title svg:x="6.439cm" svg:y="8.019cm" chart:style-name="ch6">
              <text:p>Date</text:p>
            </chart:title>
            <chart:categories table:cell-range-address="Sheet1.A2:Sheet1.A21"/>
          </chart:axis>
          <chart:axis chart:dimension="y" chart:name="primary-y" chart:style-name="ch7">
            <chart:title svg:x="0.451cm" svg:y="6.395cm" chart:style-name="ch8">
              <text:p>Number of downloads</text:p>
            </chart:title>
            <chart:grid chart:style-name="ch9" chart:class="major"/>
          </chart:axis>
          <chart:series chart:style-name="ch10" chart:values-cell-range-address="Sheet1.B2:Sheet1.B21" chart:label-cell-address="Sheet1.B1:Sheet1.B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wnload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7-27</text:p>
                <draw:g>
                  <svg:desc>Sheet1.A2:Sheet1.A21</svg:desc>
                </draw:g>
              </table:table-cell>
              <table:table-cell office:value-type="float" office:value="230">
                <text:p>230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014-07-2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4-07-2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2014-08-0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014-08-0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14-08-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4-08-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4-08-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4-08-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-08-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4-08-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4-08-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4-08-1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014-08-1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4-08-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4-08-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4-08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4-08-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08-2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